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margin-top="0in" fo:margin-bottom="0.0972in" style:contextual-spacing="false" fo:line-height="115%" fo:text-align="start" style:justify-single-word="false" fo:text-indent="0in" style:auto-text-indent="false"/>
    </style:style>
    <style:style style:name="P2"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style:style>
    <style:style style:name="P3" style:family="paragraph" style:parent-style-name="Text_20_body" style:list-style-name="L1">
      <style:paragraph-properties fo:margin-left="0in" fo:margin-right="0in" fo:text-align="start" style:justify-single-word="false"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What Is a Default Judgment in Foreclosure?</text:h>
      <text:p text:style-name="Text_20_body">If you aren’t experienced in law and the foreclosure process, understanding terms like default judgment can be difficult, but it’s important to know because a missed deadline or unanswered lawsuit can significantly affect your rights and the outcome of your case.</text:p>
      <text:p text:style-name="Text_20_body">In this blog post, you’ll learn the answer to the question, “What is a default judgment in foreclosure?” If you’re facing a default judgment, time is of the essence, and hiring a <text:a xlink:type="simple" xlink:href="https://cozmyklaw.com/foreclosure-lawyer-in-cleveland-oh/" text:style-name="Internet_20_link" text:visited-style-name="Visited_20_Internet_20_Link">foreclosure lawyer in Ohio</text:a> allows you to act appropriately and protect your rights.</text:p>
      <text:h text:style-name="P1" text:outline-level="2">Defining Default Judgments in the Context of Foreclosure</text:h>
      <text:p text:style-name="Text_20_body">To make complex terms and <text:a xlink:type="simple" xlink:href="https://www.nolo.com/legal-encyclopedia/foreclosure-basics-terms-parties-steps-and-defenses.html" text:style-name="Internet_20_link" text:visited-style-name="Visited_20_Internet_20_Link">how foreclosure works</text:a> easier to understand, we created this simple example that shows how a default court judgment can happen step by step.</text:p>
      <text:list text:style-name="L1">
        <text:list-item>
          <text:p text:style-name="P2">Assume that John misses multiple payments and enters mortgage default (failure to make required loan payments).</text:p>
        </text:list-item>
        <text:list-item>
          <text:p text:style-name="P2">The lender begins the foreclosure process (the legal procedure to recover the property) and sends a legal notice (formal court documents informing him of the lawsuit).</text:p>
        </text:list-item>
        <text:list-item>
          <text:p text:style-name="P2">John does not respond within the required deadline, so the court enters a default court judgment (a ruling issued because the homeowner failed to respond to the lawsuit).</text:p>
        </text:list-item>
        <text:list-item>
          <text:p text:style-name="P2">The default judgment confirms the lender’s right to enforce its property lien (a legal claim against the home for the unpaid debt) and move toward sale.</text:p>
        </text:list-item>
        <text:list-item>
          <text:p text:style-name="P3">If the sale does not cover the full balance, the lender may pursue debt collection (legal efforts to recover the remaining money owed) for the difference, depending on state law.</text:p>
        </text:list-item>
      </text:list>
      <text:p text:style-name="Text_20_body">Each case is different, and if you are in any of the stages above, a foreclosure lawyer can review your situation and explain your legal options.</text:p>
      <text:h text:style-name="P1" text:outline-level="2">How a Foreclosure Lawyer Can Help</text:h>
      <text:p text:style-name="Text_20_body">A foreclosure lawyer reviews the details of your case and explains how the law applies to your specific situation. Because foreclosure timelines move quickly, understanding your options early can make it easier to decide how to respond.</text:p>
      <text:p text:style-name="Text_20_body">An attorney can examine the complaint, confirm whether service was proper, and determine whether deadlines to respond are still open. If a default judgment has already been entered, a lawyer can evaluate whether procedural options may be available under state law.</text:p>
      <text:p text:style-name="Text_20_body">A foreclosure lawyer can also communicate with the lender or lender’s counsel on your behalf. This may include discussing repayment proposals, loss mitigation options, or other alternatives that may apply in your case.</text:p>
      <text:p text:style-name="Text_20_body">Throughout the process, an attorney can help you understand court requirements, filing obligations, and the potential consequences of different decisions. While every case is different, having legal guidance allows you to make informed choices based on your circumstances.</text:p>
      <text:h text:style-name="P1" text:outline-level="2"><text:soft-page-break/>Call Cozmyk Law To Schedule a Free Consultation</text:h>
      <text:p text:style-name="Text_20_body">If you have a default judgment already filed against you or you’re in the response stage, don’t go at it alone. Call an experienced lawyer who understands foreclosure defense.</text:p>
      <text:p text:style-name="Text_20_body">If you’re still having trouble answering the question, “What is a default judgment in foreclosure?” call Cozmyk Law at (877) 570-4440 to schedule a free consultation. Before you make any final decisions, check out our other blog post about <text:a xlink:type="simple" xlink:href="https://cozmyklaw.com/blog/2022/11/07/what-are-5-common-foreclosure-mistakes-people-make/" text:style-name="Internet_20_link" text:visited-style-name="Visited_20_Internet_20_Link">foreclosure mistakes</text:a> to learn what to avoi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17:58:52.463140049</meta:creation-date>
    <dc:date>2026-02-26T01:03:25.936059285</dc:date>
    <meta:editing-duration>PT1M2S</meta:editing-duration>
    <meta:editing-cycles>1</meta:editing-cycles>
    <meta:document-statistic meta:table-count="0" meta:image-count="0" meta:object-count="0" meta:page-count="2" meta:paragraph-count="19" meta:word-count="524" meta:character-count="3245" meta:non-whitespace-character-count="2745"/>
    <meta:generator>LibreOffice/25.8.5.2$Linux_X86_64 LibreOffice_project/580$Build-2</meta:generator>
  </office:meta>
</office:document-meta>
</file>